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I MASCOTAS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723891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ODRIGUEZ PEREZ, ANDERS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35912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/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0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7 - Trans. Aer. Caja Pollo Criollo</text:p>
          </table:table-cell>
          <table:table-cell table:style-name="Tableau1.A2" office:value-type="string">
            <text:p text:style-name="P13">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 CRIOLLO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2T23:22:39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